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97cm" fo:border="0.002cm solid #000000"/>
    </style:style>
    <style:style style:name="表4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background-color="#996633" fo:padding="0.097cm" fo:border="0.002cm solid #000000">
        <style:background-image/>
      </style:table-cell-properties>
    </style:style>
    <style:style style:name="表9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Table_20_Contents" style:list-style-name="L7">
      <style:text-properties fo:font-size="14pt" style:font-size-asian="14pt" style:font-size-complex="14pt"/>
    </style:style>
    <style:style style:name="P7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8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2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3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4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5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6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8698265228531666734" text:style-name="L1">
        <text:list-item>
          <text:p text:style-name="P8"/>
        </text:list-item>
        <text:list-item>
          <text:p text:style-name="P8">entries.ods</text:p>
          <text:list>
            <text:list-item>
              <text:p text:style-name="P8">C – c<text:tab/>copy<text:tab/><text:tab/><text:tab/></text:p>
            </text:list-item>
          </text:list>
        </text:list-item>
        <text:list-item>
          <text:p text:style-name="P8">sakura<text:tab/></text:p>
          <text:list>
            <text:list-item>
              <text:p text:style-name="P8">C – v</text:p>
            </text:list-item>
            <text:list-item>
              <text:p text:style-name="P8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29646929" text:continue-numbering="true" text:style-name="L1">
        <text:list-item>
          <text:list>
            <text:list-item>
              <text:p text:style-name="P8">C – a &gt; C – c<text:tab/><text:tab/><text:tab/><text:tab/></text:p>
            </text:list-item>
          </text:list>
        </text:list-item>
        <text:list-item>
          <text:p text:style-name="P8">entries.ods</text:p>
          <text:list>
            <text:list-item>
              <text:p text:style-name="P8">C – v<text:tab/>(paste)</text:p>
            </text:list-item>
            <text:list-item>
              <text:p text:style-name="P8">C/P<text:tab/>(session num, code)</text:p>
            </text:list-item>
            <text:list-item>
              <text:p text:style-name="P8">C/P<text:tab/>(memos)</text:p>
            </text:list-item>
            <text:list-item>
              <text:p text:style-name="P8">C/P<text:tab/>(file name)</text:p>
            </text:list-item>
            <text:list-item>
              <text:p text:style-name="P8">edit</text:p>
              <text:list>
                <text:list-item>
                  <text:p text:style-name="P8">genre<text:tab/><text:tab/><text:tab/></text:p>
                </text:list-item>
                <text:list-item>
                  <text:p text:style-name="P8">time<text:tab/><text:tab/><text:tab/></text:p>
                </text:list-item>
                <text:list-item>
                  <text:p text:style-name="P8">s.n.<text:tab/><text:tab/><text:tab/></text:p>
                </text:list-item>
                <text:list-item>
                  <text:p text:style-name="P8">M – d &gt; a (range)</text:p>
                </text:list-item>
                <text:list-item>
                  <text:p text:style-name="P8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2286732775738203712" text:style-name="L2">
        <text:list-item>
          <text:p text:style-name="P9">open apps</text:p>
          <text:list>
            <text:list-item>
              <text:p text:style-name="P9">audacity</text:p>
            </text:list-item>
            <text:list-item>
              <text:p text:style-name="P9">itunes</text:p>
            </text:list-item>
          </text:list>
        </text:list-item>
        <text:list-item>
          <text:p text:style-name="P9">itunes</text:p>
          <text:list>
            <text:list-item>
              <text:p text:style-name="P9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6845552048389490558" text:style-name="L3">
        <text:list-item>
          <text:p text:style-name="P10">start</text:p>
          <text:list>
            <text:list-item>
              <text:p text:style-name="P10">web page</text:p>
              <text:list>
                <text:list-item>
                  <text:p text:style-name="P10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10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10">folder : C:\WORKS_2\WS\WS_Others.Art\JVEMV6\46_art\11_guitar</text:p>
            </text:list-item>
            <text:list-item>
              <text:p text:style-name="P10">mobile apps</text:p>
              <text:list>
                <text:list-item>
                  <text:p text:style-name="P10">garageband</text:p>
                </text:list-item>
                <text:list-item>
                  <text:p text:style-name="P10">metronome (default = 80 ?)</text:p>
                </text:list-item>
              </text:list>
            </text:list-item>
            <text:list-item>
              <text:p text:style-name="P10">stationaries</text:p>
              <text:list>
                <text:list-item>
                  <text:p text:style-name="P10">memo paper</text:p>
                  <text:list>
                    <text:list-item>
                      <text:p text:style-name="P10">memo</text:p>
                    </text:list-item>
                    <text:list-item>
                      <text:p text:style-name="P10">clear book</text:p>
                    </text:list-item>
                  </text:list>
                </text:list-item>
                <text:list-item>
                  <text:p text:style-name="P10">guitar</text:p>
                </text:list-item>
                <text:list-item>
                  <text:p text:style-name="P10">pens (<text:span text:style-name="T1">消しゴムも、消しテープも) 定規</text:span></text:p>
                  <text:list>
                    <text:list-item>
                      <text:p text:style-name="P13">日付スタンプ、インクパッド</text:p>
                    </text:list-item>
                  </text:list>
                </text:list-item>
                <text:list-item>
                  <text:p text:style-name="P10"><text:soft-page-break/>mobile holder</text:p>
                  <text:list>
                    <text:list-item>
                      <text:p text:style-name="P13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10">new email file</text:p>
                </text:list-item>
                <text:list-item>
                  <text:p text:style-name="P10">prev memo, image file</text:p>
                </text:list-item>
              </text:list>
            </text:list-item>
            <text:list-item>
              <text:p text:style-name="P10">vlc → set prev videos : </text:p>
            </text:list-item>
            <text:list-item>
              <text:p text:style-name="P10">stopwatch → start</text:p>
            </text:list-item>
            <text:list-item>
              <text:p text:style-name="P10"/>
            </text:list-item>
          </text:list>
        </text:list-item>
        <text:list-item>
          <text:p text:style-name="P10">actions</text:p>
          <text:list>
            <text:list-item>
              <text:p text:style-name="P15">menu (2019/10/18 16:17:15)</text:p>
              <text:list>
                <text:list-item>
                  <text:p text:style-name="P15">tuning : <text:a xlink:type="simple" xlink:href="https://pianoplays.com/" text:style-name="Internet_20_link" text:visited-style-name="Visited_20_Internet_20_Link">https://pianoplays.com</text:a></text:p>
                </text:list-item>
                <text:list-item>
                  <text:p text:style-name="P15">warm-up : <text:a xlink:type="simple" xlink:href="https://psychicscience.org/random" text:style-name="Internet_20_link" text:visited-style-name="Visited_20_Internet_20_Link">https://psychicscience.org/random</text:a></text:p>
                  <text:list>
                    <text:list-item>
                      <text:p text:style-name="P15">harmonics</text:p>
                    </text:list-item>
                    <text:list-item>
                      <text:p text:style-name="P15">flamenco : et-6</text:p>
                    </text:list-item>
                    <text:list-item>
                      <text:p text:style-name="P15">arpeggio</text:p>
                    </text:list-item>
                    <text:list-item>
                      <text:p text:style-name="P15">hammering &amp; pulling</text:p>
                    </text:list-item>
                    <text:list-item>
                      <text:p text:style-name="P15">tapping : L,R</text:p>
                    </text:list-item>
                    <text:list-item>
                      <text:p text:style-name="P15">scale : </text:p>
                    </text:list-item>
                    <text:list-item>
                      <text:p text:style-name="P15">stomp</text:p>
                    </text:list-item>
                  </text:list>
                </text:list-item>
                <text:list-item>
                  <text:p text:style-name="P15">prev sections</text:p>
                </text:list-item>
                <text:list-item>
                  <text:p text:style-name="P16">scale</text:p>
                </text:list-item>
                <text:list-item>
                  <text:p text:style-name="P16">arpeggio</text:p>
                </text:list-item>
                <text:list-item>
                  <text:p text:style-name="P16">stomp</text:p>
                </text:list-item>
                <text:list-item>
                  <text:p text:style-name="P16">tapping</text:p>
                </text:list-item>
                <text:list-item>
                  <text:p text:style-name="P16">harmonics</text:p>
                </text:list-item>
                <text:list-item>
                  <text:p text:style-name="P16">scale</text:p>
                </text:list-item>
                <text:list-item>
                  <text:p text:style-name="P16">flamenco</text:p>
                </text:list-item>
                <text:list-item>
                  <text:p text:style-name="P15">compositions</text:p>
                </text:list-item>
              </text:list>
            </text:list-item>
            <text:list-item>
              <text:p text:style-name="P16">prev sections ---&gt; review</text:p>
            </text:list-item>
            <text:list-item>
              <text:p text:style-name="P16">choose target piece → e.g. “te-9”</text:p>
            </text:list-item>
            <text:list-item>
              <text:p text:style-name="P16"><text:soft-page-break/>open resources</text:p>
              <text:list>
                <text:list-item>
                  <text:p text:style-name="P16">voice memo</text:p>
                </text:list-item>
                <text:list-item>
                  <text:p text:style-name="P10"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10">routine ops</text:p>
          <text:list>
            <text:list-item>
              <text:p text:style-name="P10">technique pieces</text:p>
            </text:list-item>
            <text:list-item>
              <text:p text:style-name="P10">code progression patterns</text:p>
            </text:list-item>
            <text:list-item>
              <text:p text:style-name="P10">email items</text:p>
            </text:list-item>
            <text:list-item>
              <text:p text:style-name="P10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4024034608991326972" text:style-name="L4">
        <text:list-item>
          <text:p text:style-name="P11">mobile pod → put away</text:p>
        </text:list-item>
        <text:list-item>
          <text:p text:style-name="P11">mobile</text:p>
          <text:list>
            <text:list-item>
              <text:p text:style-name="P11">==&gt; to battery</text:p>
            </text:list-item>
          </text:list>
        </text:list-item>
        <text:list-item>
          <text:p text:style-name="P11">memos</text:p>
          <text:list>
            <text:list-item>
              <text:p text:style-name="P11">log memo</text:p>
              <text:list>
                <text:list-item>
                  <text:p text:style-name="P11">add lines (sep<text:span text:style-name="T1">arator) between sections </text:span><text:span text:style-name="T2">(blue color)</text:span></text:p>
                </text:list-item>
                <text:list-item>
                  <text:p text:style-name="P11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4">put away except ==&gt; orange+</text:p>
            </text:list-item>
            <text:list-item>
              <text:p text:style-name="P14">photo</text:p>
              <text:list>
                <text:list-item>
                  <text:p text:style-name="P14">pick up memo leaves → ones with today's memos</text:p>
                </text:list-item>
                <text:list-item>
                  <text:p text:style-name="P14">photo</text:p>
                </text:list-item>
                <text:list-item>
                  <text:p text:style-name="P14">add “//” mark <text:span text:style-name="T3">(orange color)</text:span></text:p>
                </text:list-item>
                <text:list-item>
                  <text:p text:style-name="P14">on “〇” symbol, add a slash <text:span text:style-name="T3">(orange color)</text:span></text:p>
                </text:list-item>
              </text:list>
            </text:list-item>
            <text:list-item>
              <text:p text:style-name="P14">each leaf → to each clear leaf in the clear folder</text:p>
              <text:list>
                <text:list-item>
                  <text:p text:style-name="P14"><text:soft-page-break/>refrerring → list_of_memos.ods ( tab “notes_gt”)</text:p>
                </text:list-item>
              </text:list>
            </text:list-item>
          </text:list>
        </text:list-item>
        <text:list-item>
          <text:p text:style-name="P14">guitar</text:p>
          <text:list>
            <text:list-item>
              <text:p text:style-name="P14">polish</text:p>
              <text:list>
                <text:list-item>
                  <text:p text:style-name="P14">body</text:p>
                  <text:list>
                    <text:list-item>
                      <text:p text:style-name="P14">back</text:p>
                    </text:list-item>
                    <text:list-item>
                      <text:p text:style-name="P14">front</text:p>
                    </text:list-item>
                    <text:list-item>
                      <text:p text:style-name="P14">side</text:p>
                    </text:list-item>
                    <text:list-item>
                      <text:p text:style-name="P14">bottom</text:p>
                    </text:list-item>
                    <text:list-item>
                      <text:p text:style-name="P14">showlder</text:p>
                    </text:list-item>
                  </text:list>
                </text:list-item>
                <text:list-item>
                  <text:p text:style-name="P14">neck</text:p>
                </text:list-item>
                <text:list-item>
                  <text:p text:style-name="P14">strings</text:p>
                </text:list-item>
              </text:list>
            </text:list-item>
            <text:list-item>
              <text:p text:style-name="P14">put away</text:p>
            </text:list-item>
          </text:list>
        </text:list-item>
        <text:list-item>
          <text:p text:style-name="P11">video files (new ones)</text:p>
          <text:list>
            <text:list-item>
              <text:p text:style-name="P11">==&gt; to desktop : C:\WORKS_2\WS\WS_Cake_IFM11\tmp</text:p>
            </text:list-item>
          </text:list>
        </text:list-item>
        <text:list-item>
          <text:p text:style-name="P11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a &amp;&amp; cd C:\WORKS_2\WS\WS_Others.Art &amp;&amp; git add -A &amp;&amp; git commit -m "(guitar play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29643668" text:continue-numbering="true" text:style-name="L4">
        <text:list-header>
          <text:p text:style-name="P11"/>
        </text:list-header>
        <text:list-item>
          <text:p text:style-name="P11">close</text:p>
          <text:list>
            <text:list-item>
              <text:p text:style-name="P11">image files</text:p>
            </text:list-item>
            <text:list-item>
              <text:p text:style-name="P11">folders</text:p>
            </text:list-item>
            <text:list-item>
              <text:p text:style-name="P11">web pages</text:p>
            </text:list-item>
            <text:list-item>
              <text:p text:style-name="P11">sheets</text:p>
            </text:list-item>
            <text:list-item>
              <text:p text:style-name="P11">vlc</text:p>
            </text:list-item>
            <text:list-item>
              <text:p text:style-name="P11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  <table:table-row>
          <table:table-cell table:style-name="表8.A2" office:value-type="string">
            <text:p text:style-name="P2">C:\WORKS_2\WS\WS_Others.Art\JVEMV6\46_art\11_guitar\end_gt.bat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29631568" text:continue-numbering="true" text:style-name="L4">
        <text:list-item>
          <text:list>
            <text:list-item>
              <text:p text:style-name="P11"/>
            </text:list-item>
          </text:list>
        </text:list-item>
      </text:list>
      <text:p text:style-name="P5"><text:soft-page-break/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4653432521768414473" text:style-name="L5">
        <text:list-item>
          <text:p text:style-name="P12">memo → copy</text:p>
          <text:list>
            <text:list-item>
              <text:p text:style-name="P12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2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2" office:value-type="string">
            <text:p text:style-name="P4">sakura memo_guitar.txt</text:p>
          </table:table-cell>
        </table:table-row>
      </table:table>
      <text:list xml:id="list29658254" text:continue-numbering="true" text:style-name="L5">
        <text:list-item>
          <text:list>
            <text:list-item>
              <text:p text:style-name="P12">save → text file</text:p>
            </text:list-item>
          </text:list>
        </text:list-item>
        <text:list-item>
          <text:p text:style-name="P12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29652854" text:continue-numbering="true" text:style-name="L5">
        <text:list-item>
          <text:p text:style-name="P12">gen-ed text → C/P</text:p>
          <text:list>
            <text:list-item>
              <text:p text:style-name="P12">to : list_of_memos.ods (C:\WORKS_2\WS\WS_Others.Art\JVEMV6\46_art\11_guitar)</text:p>
            </text:list-item>
          </text:list>
        </text:list-item>
        <text:list-item>
          <text:p text:style-name="P12">modify texts</text:p>
          <text:list>
            <text:list-item>
              <text:p text:style-name="P12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6165253765129640688" text:style-name="L6">
              <text:list-item>
                <text:p text:style-name="P7">memo_guitar.txt</text:p>
              </text:list-item>
              <text:list-item>
                <text:p text:style-name="P7">memo_guitar.(replaced).(XXX).txt</text:p>
              </text:list-item>
            </text:list>
          </table:table-cell>
        </table:table-row>
      </table:table>
      <text:list xml:id="list29651728" text:continue-list="list29652854" text:style-name="L5">
        <text:list-item>
          <text:p text:style-name="P12">closing</text:p>
          <text:list>
            <text:list-item>
              <text:p text:style-name="P12">end_gt.bat (デスクトップ)</text:p>
            </text:list-item>
          </text:list>
        </text:list-item>
      </text:list>
      <table:table table:name="表7" table:style-name="表7">
        <table:table-column table:style-name="表7.A"/>
        <text:soft-page-break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  <table:table-row table:style-name="表7.1">
          <table:table-cell table:style-name="表7.A1" office:value-type="string">
            <text:p text:style-name="P1">rd+/*.+</text:p>
          </table:table-cell>
        </table:table-row>
        <table:table-row table:style-name="表7.1">
          <table:table-cell table:style-name="表7.A1" office:value-type="string">
            <text:p text:style-name="P1">C:\WORKS_2\WS\WS_Others.Art\JVEMV6\46_art\11_guitar\end_gt.bat</text:p>
          </table:table-cell>
        </table:table-row>
        <table:table-row table:style-name="表7.1">
          <table:table-cell table:style-name="表7.A1" office:value-type="string">
            <text:p text:style-name="P1"/>
          </table:table-cell>
        </table:table-row>
      </table:table>
      <text:list xml:id="list29660614" text:continue-numbering="true" text:style-name="L5">
        <text:list-item>
          <text:list>
            <text:list-item>
              <text:list>
                <text:list-item>
                  <text:p text:style-name="P12">sheet</text:p>
                </text:list-item>
                <text:list-item>
                  <text:p text:style-name="P12">fold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a &amp;&amp; cd C:\WORKS_2\WS\WS_Others.Art &amp;&amp; git add . &amp;&amp; git commit -m "(register guitar files) periodical updates" &amp;&amp; e &amp;&amp; git push origin master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  <table:table-row>
          <table:table-cell table:style-name="表9.A3" office:value-type="string">
            <text:p text:style-name="P2">C:\WORKS_2\WS\WS_Cake_IFM11\commands\9-2)_git-commit_register-guitar-files.bat</text:p>
          </table:table-cell>
        </table:table-row>
        <table:table-row>
          <table:table-cell table:style-name="表9.A3" office:value-type="string">
            <text:p text:style-name="P2"/>
          </table:table-cell>
        </table:table-row>
      </table:table>
      <text:list xml:id="list29642194" text:continue-numbering="true" text:style-name="L5">
        <text:list-item>
          <text:list>
            <text:list-item>
              <text:p text:style-name="P12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------------------------------------ [STEPS : closing : guitar play] 20200213_191819</text:p>
      <text:p text:style-name="P5"/>
      <table:table table:name="表10" table:style-name="表10">
        <table:table-column table:style-name="表10.A"/>
        <table:table-row>
          <table:table-cell table:style-name="表10.A1" office:value-type="string">
            <text:p text:style-name="P2">close</text:p>
            <text:list xml:id="list7149676056645355521" text:style-name="L7">
              <text:list-item>
                <text:p text:style-name="P6">folders</text:p>
              </text:list-item>
              <text:list-item>
                <text:p text:style-name="P6">browser pages</text:p>
              </text:list-item>
              <text:list-item>
                <text:p text:style-name="P6">image files</text:p>
              </text:list-item>
              <text:list-item>
                <text:p text:style-name="P6">vlc</text:p>
              </text:list-item>
              <text:list-item>
                <text:p text:style-name="P6">docs</text:p>
              </text:list-item>
            </text:list>
          </table:table-cell>
        </table:table-row>
        <table:table-row>
          <table:table-cell table:style-name="表10.A2" office:value-type="string">
            <text:p text:style-name="P2"/>
          </table:table-cell>
        </table:table-row>
        <table:table-row>
          <table:table-cell table:style-name="表10.A2" office:value-type="string">
            <text:p text:style-name="P2">C:\WORKS_2\a &amp;&amp; cd C:\WORKS_2\WS\WS_Others.Art &amp;&amp; git add . &amp;&amp; git commit -m "(guitar : play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2"/>
          </table:table-cell>
        </table:table-row>
      </table:table>
      <text:p text:style-name="P5">/ ------------------------------------ [STEPS : closing : guitar play] 20200213_191819 /</text:p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20-02-17T09:43:01.34</dc:date>
    <dc:creator>iwabuchi ken</dc:creator>
    <meta:editing-duration>P2DT8H12M5S</meta:editing-duration>
    <meta:editing-cycles>66</meta:editing-cycles>
    <meta:generator>OpenOffice/4.1.3$Win32 OpenOffice.org_project/413m1$Build-9783</meta:generator>
    <meta:document-statistic meta:table-count="10" meta:image-count="0" meta:object-count="0" meta:page-count="7" meta:paragraph-count="180" meta:word-count="748" meta:character-count="4953"/>
  </office:meta>
</office:document-meta>
</file>